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ois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10.1146/annurev-med-042220-01185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23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1.1548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60947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125-022-05670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jmv.2810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6-022-02656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2.0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37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6.01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i20-00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05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2.1551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0.5768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2-01579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125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2-061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80100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3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nu1208232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03109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705049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2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38620732566622031511433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7319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519-020-00958-9</text:p>
          </table:table-cell>
          <table:covered-table-cell table:number-columns-repeated="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ms2214760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2.10135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76662101011102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4875/ACM.M2000006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3-03439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42/BST202010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0.08.0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rudis.2021.03.0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beem.2023.10179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766621090112182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8715265206662010131608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618-020-01318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093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bbrc.2022.06.04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clinem/dgac00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11.0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aph.2021.09.0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07.0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13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0945/2359-399700000026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met.2022.00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07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0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5965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14656566.2020.18371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prac.2021.12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0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2255-022-00691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2255-022-00569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6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1.10796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6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5.0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978-3-030-85113-2_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1-00229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ubh.2022.9128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5006-021-0303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0325481.2021.19787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366-023-01352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ijcp.1483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1-03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8744672156662209080916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hy.2020.11024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8923973.2021.192529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febs.1610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pedi.1339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8.0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ubh.2022.10259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91922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lnesp.2021.07.0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2092/ARI.2022.358070.214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met.2020.11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1083/j.rcm.2020.03.7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28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2.1024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1-03912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2.83335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74-021-00509-x</text:p>
          </table:table-cell>
          <table:covered-table-cell table:number-columns-repeated="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med.10042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cen.14288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tmaid.2023.1025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1459740.2020.18057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77713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2.94035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jmv.2869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03022282110291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2.0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30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5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17446651.2023.21763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606-021-07301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hy.2020.11037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7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2.012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pgm.JPGM_602_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1-02923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748/wjg.v27.i41.70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0.1543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ms2308412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qjmed/hcac0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imb.2023.114257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2.03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467-022-30068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5455/medarh.2022.76.329-33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06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ms240543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0-02444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2.1083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prac.2022.02.0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oby.2331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64245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qs-2021-01407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mi.2022.02.0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1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02-023-01263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2688/f1000research.51729.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0/10385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5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803/EnM.2020.78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888/pcd19.22001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2.84833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101488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20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5353702209734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1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807084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510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386207325142209081243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387-020-00133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52/ajpheart.00409.20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22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1.0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2000-022-00405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1-02739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30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cells911247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9832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ompbiomed.2021.10466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gerinurse.2021.11.0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0-01580-y</text:p>
          </table:table-cell>
          <table:covered-table-cell table:number-columns-repeated="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94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824132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8.0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8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803/EnM.2021.115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5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73/pnas.210107111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38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073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2.101839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273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7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803/EnM.2023.16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84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85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07398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09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292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16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21645515.2023.218475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603/EP.a2020.005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875-022-01945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91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ubh.2021.58003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47032032097909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70504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158/EP-2020-046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cid/ciaa74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open-2021-04978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9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3.114644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1.1013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03022282110206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69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16/j.lfs.2021.1193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9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85-023-01983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3.11069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gerona/glab12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jmv.2823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890-023-02495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694/mja2.506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0-06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3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11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6.0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44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6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54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2)00162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6504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590/1806-9282.67.Suppl1.20200968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10.1016/j.diabres.2020.10845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7754/Clin.Lab.2021.2101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1-02810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6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904/kjim.2020.46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numecd.2021.09.002</text:p>
          </table:table-cell>
          <table:covered-table-cell table:number-columns-repeated="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6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9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JPER.20-06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704034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43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0-02465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79438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10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72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3.11056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30006052311984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open-2021-0523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1-01275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74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2160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2-01927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1105004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5.0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6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32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12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9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3.0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08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60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1-01754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ch.141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ijcp.143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0.5743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3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open-2022-07147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55/a-2009-69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dcli.2023.03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001/jamanetworkopen.2023.14393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10.1111/dom.145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open-2021-0496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808418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1-88014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017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081/monaldi.2021.16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1-01690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324709621102123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64-022-01228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1.12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224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903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0-01165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256-021-03232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5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63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8251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5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2451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clinem/dgaa53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48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3007995.2023.21773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47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4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dia.2020.02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427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883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ijcp.1405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2688/f1000research.54193.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1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0.15441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10539522110856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064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0452/pamw.153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156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695-020-04799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3.15541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0369330209535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1106577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7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037/apm-20-198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0945/2359-39970000002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3-39114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2-01861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17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861/clinmed.21-2-s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314/gmj.v54i4s.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1-01817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2262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059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39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63/KP.a2021.01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90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125-021-05404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i21-000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31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4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0.030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52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0452/pamw.1608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1.008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1.011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dia.2020.055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7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9/bjgp20X71020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18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7843/rpmesp.2020.373.59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3/eurheartj/ehac19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6.0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6.05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5.02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1-01779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35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02-020-00632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0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0.028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i20-00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immu.2021.75223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7435800.2021.18948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9271/jcpsp.2020.supp2.1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ehjcvp/pvac04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0.12.0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0-01047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3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29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cts.1289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9.0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7.0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17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24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233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684/mrh.2021.048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3.02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20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1.10805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hy.2020.1102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2/96529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0/820526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69/internalmedicine.8041-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10.0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4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intimp.2021.1074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8109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28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30006052093974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met.2020.11.0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659/AJCR.9267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44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507/endocrj.EJ20-04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2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ijph.ijph_1096_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69/ajtmh.20-037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nu1307219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29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3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30/EJE-21-07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5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clinem/dgab06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117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2.03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2.10836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1/952670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5.0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6.0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29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25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emermed.2020.07.01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0/39187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v140304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3750/abm.v91i3.102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74-020-00435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bioorg.2022.1060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64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3.1106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85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0)30238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olmet.2020.1010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398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6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059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3.02.0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0-01666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3-022-08105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3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096-021-01256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1.1079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39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1-96720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1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3.123783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88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40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0-01090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eci.132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50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009922821106403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3.03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2.0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ANS.00000000000004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socscimed.2022.11527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12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endrev/bnaa0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0)30152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bi.2022.10995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822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4.0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49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3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2000-022-00420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6740/WLek2022081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rcmed.2021.08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5252/emmm.2020130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55/a-1686-873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5537/smj.2020.10.254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nu1210301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18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102/safp.v64i1.555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55/a-2019-11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14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092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87153032366623011216594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32470962211402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0.0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60028022113357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70849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6355/eurrev_202011_236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1012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3.03.0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2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805067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FJC.00000000000010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3-023-09158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715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69/internalmedicine.1055-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0903-022-01351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0/691487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qjmed/hcac1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0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2000-022-00419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224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2.15533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mjms.2021.03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qjmed/hcac13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10028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0.10.0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jmv.2649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3.01.0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54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oby.229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eci.1395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66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97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2.01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3-017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618-022-01920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6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i23-000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357633X2098576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7435800.2020.185686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6-020-01832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1729/jnma.699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803/EnM.2021.104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41043-023-00349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0.1078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2-01719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2.10242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3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aph.2022.03.0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8779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326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5477382211259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2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4341/probl128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635010622107603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3-022-07653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ndo.2020.05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clinem/dgac20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357633X2096693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0)30272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102/safp.v64i1.55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9.0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3-022-08390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tmj.2022.03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0)30271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ccpm.2020.06.0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0960/nh.0385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1/jamanetworkopen.2023.887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0787-023-01239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116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biom.2023.10448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nu.1284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2.0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met.2020.04.0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88/jea.JE202200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104-023-06454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170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5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3736/S0031-0808.22.04637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qjmed/hcac1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ggi.143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2-0027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51620/0869-2084-2022-67-10-561-569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10.1111/pedi.1311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34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8526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25/cmj.2023.64.17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7853890.2021.19750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618-021-01701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35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98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3-023-09057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718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387-021-00163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9098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81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54773823117748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4875/CIRU.2100059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02-022-01201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3.12342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1-01389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297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10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618-022-01951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050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19978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nop2.1883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5006-022-1105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32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693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233/HAB-23000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5122/jml-2021-04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3862073246662108041244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866621120810272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17/peerj.1457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6651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i19-00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63501062210945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rcp.2021.05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9-023-01987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v1501001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218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63501062311963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ndien.2022.02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1.012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06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3736/S2724-6507.21.03492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13557858.2023.219868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3.01.0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1.6583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33-022-01722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22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31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7.0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edm2.28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07418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prac.2022.05.0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17446651.2021.190947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24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65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46/jkms.2022.37.e17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7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54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07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2-026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3.10680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2-03137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55/a-1743-25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gerinurse.2020.11.0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416/ai.2022.250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23/jpah.2020-048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7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2000-023-00436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63501062110279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1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JXX.000000000000076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3.116708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dicina5705044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200545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2.10251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743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1-85760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3256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numecd.2021.05.03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2004276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ggi.1439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ubh.2023.115897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752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2-054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dia.2020.02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hy.2020.1100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203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one.02492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7.0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0238-022-00795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1821/85.4.90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bib/bbab2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3.10279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225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001/jamanetworkopen.2023.34953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10.1007/s00592-022-01894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502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peds.2022.08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109665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635010622110053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open-2022-06514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606-023-08076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193945923116291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603/EP.a2022.000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1.1548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fmch-2023-00227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16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98-022-09639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93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2020-022-02985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virusres.2021.19863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3144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oby.236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3-02056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10505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200649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4875/CIRU.2100001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704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8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0.57103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semerg.2022.02.0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161003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0/52378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208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nu141326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3112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590/1414-431X2022e118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86662111171101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2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0945/2359-39970000006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145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604/pamj.2021.40.76.2683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cd.2022.03.01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22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892-023-01515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9/00051979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2-01909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0-01637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125-020-05180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03007995.2020.186277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2-01855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370/afm.20.s1.30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2810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81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105395221126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nu1504084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1/31701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v1401002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594/0000005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0943-021-01496-z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143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0.1543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1053952311584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18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cmet.2020.08.0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666620102115483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oby.2367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09543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884-022-04424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numecd.2021.04.01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52/ajpendo.00163.20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6719/emhj.21.05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i21-002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v140612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95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prac.2023.06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200323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pedi.1315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110506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80523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311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ubh.2023.96914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694/mja2.51456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9/0005151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jdi.1386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diacomp.2022.10833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0.5846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1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2-00325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845-021-02823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9/00052211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4875/GMM.M2100056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abol.2022.15519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010-022-04520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739-023-03217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199-020-00357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001/jamanetworkopen.2022.36123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10.1186/s13256-021-03193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7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52-021-01076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001/jamanetworkopen.2023.2128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10.1177/175045892110244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uhe.2021.11.0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03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2-01920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10.1001/jamanetworkopen.2022.44652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10.24875/ACM.M200000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i20-00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1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8954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300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16/j.cca.2022.05.02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93229682092936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92-022-00524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8715303216662108091535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5585/mmwr.mm7102e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qs-2021-0136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6.05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2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02-023-01424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79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b20-07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me.1443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739-020-02389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07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4.04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0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1.10893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47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224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2/jci.insight.1317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ms221577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05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3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2-00305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15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01.0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tbm/ibaa07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1.10126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1.10232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408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00592-021-01700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08.0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rcmed.2020.12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ijerph19231596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0-0018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et.2020.1012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ed.2021.64429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0.10834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913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1/jamainternmed.2021.304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077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2.1102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973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ace.2020.11.0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genrep.2022.10149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0)30405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1-00269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883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ed.2022.8288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3.112979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727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acu.2020.147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ec.2023.1079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410-021-00924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sx.2020.10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74/15733998196662304261526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icroorganisms90612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912396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hys.2020.5870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40-022-00582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endo.2022.86138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2-00301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15/jpm-2022-01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neur.2022.93798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diabres.2023.11089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202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2.i5.64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44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13813455.2022.208626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ace.2020.11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3-01472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vaccines110712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1109232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biomedicines1009208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2-00857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0-00665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0-00592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diagnostics1314243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met.2020.003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S2213-8587(21)00180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70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bmed.2022.1004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life1208120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10-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icb.2022.103746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vaccines1109142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2.i7.102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dcle.2023.03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40-020-00473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892/br.2022.15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69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vaccines90504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1-00705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S9.000000000000034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drc-2022-0028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6065/apem.2244150.07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300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te.2021.10027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biology1203037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120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662/wjm.v12.i4.2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0-00572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pm1303039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787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fcm.jfcm_114_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vaccines1008136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2-01230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203/rs.3.rs-287308/v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D.00000000000208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1008154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2-01259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nut.2023.112220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3/458080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26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148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hyplu.2022.1002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97/MS9.000000000000015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bmed.2022.1004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982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vm.2020.59306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89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1-00740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ph1511136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rabjc.2023.105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fmpc.jfmpc_709_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62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biomedicines1101017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01/2021.04.25.2125592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1753-0407.1315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har.2022.78445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3518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pathophysiology3002001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103/jrms.jrms_71_2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41792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nut.2021.7564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4744/nci.2022.3434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3.i12.115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351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093/dmj.2023.030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80/20009666.2021.195755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0-00656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2-01055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6574/maedica.2022.17.1.8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16/j.rce.2020.05.00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8502/ijph.v50i8.68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17/cts.2023.3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205-022-03406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fcm.jfcm_238_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339/qmj.2023.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605/jafes.036.02.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jafi.2022.10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111217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33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ucr.2023.1023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0-00979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1486/toj.21.009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5005/jp-journals-10071-2425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bcp.1525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op.2020.1000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diagnostics120920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3-01104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fmpc.jfmpc_1896_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CEOR.S31357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2-01338-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42261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5455/aim.2023.31.182-18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gene.2022.10635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biomedicines1010262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848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38564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idcr.2022.e0166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605/jafes.036.01.0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4355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bmed.2020.1003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roh.2021.68221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ijnmr.ijnmr_180_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1011212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658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nph-2022-0004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42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2912-022-00911-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28561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ed.2021.78868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4744/nci.2022.7345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359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410-020-00888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metop.2021.10014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vm.2020.62993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4428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prac.2023.07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103/cmi.cmi_39_2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6026/9732063001777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1170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ph160609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3331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biology908021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icroorganisms1106141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1109265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nph-2021-00039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040622321104254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biomedicines1003069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life1303076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27927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psyt.2022.93797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37954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IDR.S32900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42187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autneu.2023.1031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bs.vh.2021.06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vaccines1103068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nut.2022.8439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1-00706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PPA.S42054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1011229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05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lanepe.2021.10010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diagnostics1308149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54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38/s41581-020-00390-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4260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2/803076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dmrr.333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43058-022-00255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3495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890/2020_00194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29758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vaccines100203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042018821105988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ijem.ijem_148_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91116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dhc.2022.96811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1/551619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4.i8.117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615-023-01714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025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21203/rs.3.rs-592374/v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4.i8.125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dhc.2022.83570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jendso/bvac02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tabo1207059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1108209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metabo130202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42269-022-00827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bmed.2021.10037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icb.2021.78874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041/RMMJ.1048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3972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218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1-00779-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4.i5.5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114/amsad/15050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ijans.2022.10040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812/ijem-12086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ng.2020.05.01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2498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02/ccr3.354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DMSO.S26848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dhc.2021.76952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2998/wjcc.v9.i20.535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11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40-021-00500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4239/wjd.v12.i9.155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803033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cd21-011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3539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0/healthcare907081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1-00844-w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s22-006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3152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42048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99/BJGPO.2021.02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0787-023-01341-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89/tmj.2022.050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pmedr.2021.10163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1-00935-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371/journal.pgph.00021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39/d3lc00285c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210/jendso/bvad09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1016350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2/932233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0200-022-01078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med.2023.11910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30/EC-20-056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7759/cureus.4097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30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semerg.2023.10207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9/0005317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410-020-00880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jfmpc.jfmpc_2271_2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410-021-00992-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3.09.0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003022282210854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054773823120199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5455/msm.2022.33.4-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obmed.2022.100418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nut.2020.58168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2042018821105468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0357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1195-021-09693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dhc.2022.830353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pm1209141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3389/fcdhc.2023.1070547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CLEP.S38746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45/3555776.3577685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01/2023.08.06.2329372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4103/ijem.ijem_347_2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44192-022-00007-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3618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3390/jcm9113726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te.2021.100265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093/ehjcvp/pvad011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3788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er12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sps.2021.11.01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40842-021-00122-x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07/s13300-021-01132-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77/1359105323116449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2.04.00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jcjd.2023.07.00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016/j.eclinm.2022.10164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86/s13098-020-00584-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2-er05c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136/bmjinnov-2020-0005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96/25820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1-085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11/dom.1529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155/2022/9838923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3" table:number-rows-spanned="1">
            <text:p>10.12688/hrbopenres.13635.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337/dc20-1824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2147/PPA.S343949</text:p>
          </table:table-cell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 table:number-columns-spanned="2" table:number-rows-spanned="1">
            <text:p>10.1530/EC-23-0180</text:p>
          </table:table-cell>
          <table:covered-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7:10:44.984000000</meta:creation-date>
    <dc:date>2023-10-10T17:11:15.308000000</dc:date>
    <meta:editing-duration>PT30S</meta:editing-duration>
    <meta:editing-cycles>1</meta:editing-cycles>
    <meta:document-statistic meta:table-count="1" meta:cell-count="1038" meta:object-count="0"/>
    <meta:generator>LibreOffice/7.5.4.2$Windows_X86_64 LibreOffice_project/36ccfdc35048b057fd9854c757a8b67ec53977b6</meta:generator>
  </office:meta>
</office:document-meta>
</file>